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C000002F7B23C53FE76CB35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9.961cm" draw:z-index="0"><draw:image xlink:href="Pictures/100000010000053C000002F7B23C53FE76CB35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4T18:52:29.637000000</meta:creation-date>
    <dc:date>2025-03-04T19:01:19.137000000</dc:date>
    <meta:editing-duration>PT8M48S</meta:editing-duration>
    <meta:editing-cycles>2</meta:editing-cycles>
    <meta:generator>LibreOffice/7.2.4.1$Windows_X86_64 LibreOffice_project/27d75539669ac387bb498e35313b970b7fe9c4f9</meta:generator>
    <meta:print-date>2025-03-04T19:01:17.922000000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